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6792" officeooo:paragraph-rsid="00186792"/>
    </style:style>
    <style:style style:name="P2" style:family="paragraph" style:parent-style-name="Preformatted_20_Text">
      <style:text-properties fo:font-size="14pt" fo:font-weight="bold" officeooo:rsid="00186792" officeooo:paragraph-rsid="00186792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color="#ff0000" fo:font-size="12pt" officeooo:rsid="00186792" officeooo:paragraph-rsid="00186792" style:font-size-asian="12pt" style:font-size-complex="12pt"/>
    </style:style>
    <style:style style:name="P4" style:family="paragraph" style:parent-style-name="Preformatted_20_Text">
      <style:text-properties fo:color="#009900" officeooo:rsid="00186792" officeooo:paragraph-rsid="00186792"/>
    </style:style>
    <style:style style:name="P5" style:family="paragraph" style:parent-style-name="Preformatted_20_Text">
      <style:text-properties fo:color="#0066ff" officeooo:rsid="00186792" officeooo:paragraph-rsid="00186792"/>
    </style:style>
    <style:style style:name="P6" style:family="paragraph" style:parent-style-name="Preformatted_20_Text">
      <style:text-properties fo:font-style="italic" fo:font-weight="bold" officeooo:rsid="00186792" officeooo:paragraph-rsid="00186792" style:font-style-asian="italic" style:font-weight-asian="bold" style:font-style-complex="italic" style:font-weight-complex="bold"/>
    </style:style>
    <style:style style:name="P7" style:family="paragraph" style:parent-style-name="Preformatted_20_Text">
      <style:text-properties fo:color="#0066cc" officeooo:rsid="00186792" officeooo:paragraph-rsid="00186792"/>
    </style:style>
    <style:style style:name="P8" style:family="paragraph" style:parent-style-name="Preformatted_20_Text">
      <style:text-properties style:font-name="Liberation Mono" fo:font-style="italic" style:text-underline-style="none" fo:font-weight="bold" officeooo:rsid="00186792" officeooo:paragraph-rsid="00186792" style:font-style-asian="italic" style:font-weight-asian="bold" style:font-style-complex="italic" style:font-weight-complex="bold"/>
    </style:style>
    <style:style style:name="P9" style:family="paragraph" style:parent-style-name="Preformatted_20_Text">
      <style:text-properties officeooo:rsid="00186792" officeooo:paragraph-rsid="00186792"/>
    </style:style>
    <style:style style:name="P10" style:family="paragraph" style:parent-style-name="Preformatted_20_Text">
      <style:text-properties officeooo:rsid="00186792" officeooo:paragraph-rsid="001bd10c"/>
    </style:style>
    <style:style style:name="P11" style:family="paragraph" style:parent-style-name="Preformatted_20_Text">
      <style:text-properties officeooo:rsid="00186792" officeooo:paragraph-rsid="001c7f89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ff0000" fo:font-size="12pt" officeooo:rsid="001bd10c" style:font-size-asian="12pt" style:font-size-complex="12pt"/>
    </style:style>
    <style:style style:name="T3" style:family="text">
      <style:text-properties officeooo:rsid="001b9cb1"/>
    </style:style>
    <style:style style:name="T4" style:family="text">
      <style:text-properties officeooo:rsid="001bd10c"/>
    </style:style>
    <style:style style:name="T5" style:family="text">
      <style:text-properties officeooo:rsid="001c7f89"/>
    </style:style>
    <style:style style:name="T6" style:family="text">
      <style:text-properties officeooo:rsid="001ca5a6"/>
    </style:style>
    <style:style style:name="T7" style:family="text">
      <style:text-properties officeooo:rsid="001dd7ec"/>
    </style:style>
    <style:style style:name="T8" style:family="text">
      <style:text-properties officeooo:rsid="001fa2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4STAGIONI-master/</text:p>
      <text:p text:style-name="P1"/>
      <text:p text:style-name="P1"><text:tab/><text:span text:style-name="T1">main/</text:span></text:p>
      <text:p text:style-name="P1"/>
      <text:p text:style-name="P1"><text:tab/><text:tab/>StocksLauncher.ol</text:p>
      <text:p text:style-name="P1"/>
      <text:p text:style-name="P1"><text:tab/><text:tab/>Market.ol</text:p>
      <text:p text:style-name="P1"/>
      <text:p text:style-name="P10"><text:tab/><text:tab/><text:span text:style-name="T4">Player</text:span>.ol</text:p>
      <text:p text:style-name="P1"/>
      <text:p text:style-name="P1"><text:tab/><text:span text:style-name="T1">embeddedService/</text:span></text:p>
      <text:p text:style-name="P1"/>
      <text:p text:style-name="P1"><text:tab/><text:tab/>StocksMng.ol</text:p>
      <text:p text:style-name="P1"/>
      <text:p text:style-name="P1"><text:tab/><text:tab/>Stock.ol</text:p>
      <text:p text:style-name="P1"/>
      <text:p text:style-name="P1"><text:tab/><text:span text:style-name="T1">config/</text:span></text:p>
      <text:p text:style-name="P1"/>
      <text:p text:style-name="P1"><text:tab/><text:tab/>c<text:span text:style-name="T3">onstants</text:span>.iol</text:p>
      <text:p text:style-name="P1"/>
      <text:p text:style-name="P1"><text:tab/><text:tab/>stocks/</text:p>
      <text:p text:style-name="P1"/>
      <text:p text:style-name="P1"><text:tab/><text:tab/><text:tab/>oro.xml</text:p>
      <text:p text:style-name="P1"/>
      <text:p text:style-name="P1"><text:tab/><text:tab/><text:tab/>petrolio.xml</text:p>
      <text:p text:style-name="P1"/>
      <text:p text:style-name="P1"><text:tab/><text:tab/><text:tab/>grano.xml</text:p>
      <text:p text:style-name="P1"/>
      <text:p text:style-name="P1"><text:tab/><text:span text:style-name="T2">interfaces</text:span><text:span text:style-name="T1">/</text:span></text:p>
      <text:p text:style-name="P1"/>
      <text:p text:style-name="P1"><text:tab/><text:tab/>stockInterface.iol</text:p>
      <text:p text:style-name="P1"/>
      <text:p text:style-name="P11"><text:tab/><text:tab/><text:span text:style-name="T5">player</text:span>Interface.iol</text:p>
      <text:p text:style-name="P1"/>
      <text:p text:style-name="P1"/>
      <text:p text:style-name="P2">SERVICES</text:p>
      <text:p text:style-name="P1"/>
      <text:p text:style-name="P3">*****Stock.ol*****</text:p>
      <text:p text:style-name="P1"/>
      <text:p text:style-name="P1">Implementa il behaviour di uno Stock.</text:p>
      <text:p text:style-name="P1"/>
      <text:p text:style-name="P4">inputPort StockInstance (local)</text:p>
      <text:p text:style-name="P1"><text:tab/><text:span text:style-name="T6">usata per le comunicazione di StocksMng.ol con la specifica istanza di stock;</text:span></text:p>
      <text:p text:style-name="P1"><text:tab/><text:span text:style-name="T6">ricordiamo che J</text:span>olie non permette il dynamic binding sulle input port <text:span text:style-name="T6">quindi, <text:tab/>ciascuna istanza di stock, come avrebbe potuto aprire un canale comunicativo </text:span></text:p>
      <text:p text:style-name="P1"><text:tab/><text:span text:style-name="T6">indipendente per la ricezione delle richieste dal market? Avremmo potuto <text:tab/>definire una costante da linea di comando; la soluzione adottata è <text:tab/>sicuramente più modulare.</text:span></text:p>
      <text:p text:style-name="P1"/>
      <text:p text:style-name="P5">outputPort StockToMarketCommunication (socket://localhost:8001)</text:p>
      <text:p text:style-name="P1"><text:tab/>per le comunicazioni di ogni istanza con il market.</text:p>
      <text:p text:style-name="P1"/>
      <text:p text:style-name="P6">operazioni</text:p>
      <text:p text:style-name="P1"><text:tab/>- 'start' che riceve in input la struttura dati di configurazione del nuovo</text:p>
      <text:p text:style-name="P1"><text:tab/>stock <text:span text:style-name="T7">(estratta da uno specifico xml grazie a StocksMng)</text:span> e registra lo stock <text:tab/>presso il Market.</text:p>
      <text:p text:style-name="P1"><text:tab/>- 'buyStock' stub, bozza</text:p>
      <text:p text:style-name="P1"><text:soft-page-break/><text:tab/>- 'sellStock' stub, bozza</text:p>
      <text:p text:style-name="P1"/>
      <text:p text:style-name="P1"/>
      <text:p text:style-name="P3">*****co<text:span text:style-name="T8">nstants</text:span>.iol*****</text:p>
      <text:p text:style-name="P1"/>
      <text:p text:style-name="P1">Qui sono definite delle costanti per i path alla directory 'config' e alle sue</text:p>
      <text:p text:style-name="P1">sottodirectory.</text:p>
      <text:p text:style-name="P1"/>
      <text:p text:style-name="P3">*****oro.xml - grano.xml - petrolio.xml*****</text:p>
      <text:p text:style-name="P1"/>
      <text:p text:style-name="P1">Files di inizializzazione delle istanza di Stock.</text:p>
      <text:p text:style-name="P1"/>
      <text:p text:style-name="P3">*****Market.ol*****</text:p>
      <text:p text:style-name="P1"/>
      <text:p text:style-name="P1">Per il momento fa ben poco, invia le risposte alle richieste di registrazione in arrivo</text:p>
      <text:p text:style-name="P1">dagli Stock allo StocksMng, il quale recapita la risposta alla specifica istanza.</text:p>
      <text:p text:style-name="P1"/>
      <text:p text:style-name="P4">inputPort StockToMarketCommunication (socket://localhost:8001)</text:p>
      <text:p text:style-name="P1"><text:tab/>a disposizione delle istanze di Stock</text:p>
      <text:p text:style-name="P1"/>
      <text:p text:style-name="P7">outputPort MarketToStockCommunication (socket://localhost:8000)</text:p>
      <text:p text:style-name="P1"><text:tab/>attraverso la quale invia richieste a StockMng</text:p>
      <text:p text:style-name="P1"/>
      <text:p text:style-name="P6">operazioni</text:p>
      <text:p text:style-name="P1"><text:tab/>- 'register' stampa a video il nome dello stock che chiede di registrarsi</text:p>
      <text:p text:style-name="P1"><text:tab/>e effettua un'operazione di buyStock presso questo Stock (tramite StockMng)</text:p>
      <text:p text:style-name="P1"/>
      <text:p text:style-name="P3">*****stockInterface.iol*****</text:p>
      <text:p text:style-name="P1"/>
      <text:p text:style-name="P1">Attraverso l'uso del costrutto 'type' definisce:</text:p>
      <text:p text:style-name="P1">- la struttura dati che rappresenta l'insieme degli Stock: Stocks</text:p>
      <text:p text:style-name="P1">- la struttura dati jolie di un singolo Stock: StockSubStruct, a sua volta divisa</text:p>
      <text:p text:style-name="P1">in parte statica che corrisponde ai file xml (StockStaticStruct), e parte dinamica</text:p>
      <text:p text:style-name="P1">le cui variabili possono essere modificate a runtime (StockDynamicStruct)</text:p>
      <text:p text:style-name="P1">- una struttura dati "light" utilizzata nel processo di discovering di nuovi Stocks</text:p>
      <text:p text:style-name="P1">- un errore per le eccezioni di StockDiscoverer</text:p>
      <text:p text:style-name="P1"/>
      <text:p text:style-name="P8">interfacce</text:p>
      <text:p text:style-name="P1"><text:tab/>StocksLauncherInterface - sta tra StockLauncher e StocksMng</text:p>
      <text:p text:style-name="P1"/>
      <text:p text:style-name="P1"><text:tab/><text:tab/>RequestResponse: discover(void)(void)</text:p>
      <text:p text:style-name="P1"/>
      <text:p text:style-name="P1"><text:tab/>StocksDiscovererInterface - credo stia tra StockDiscoverer e StocksMng</text:p>
      <text:p text:style-name="P1"/>
      <text:p text:style-name="P1"><text:tab/><text:tab/>RequestResponse: discover(IndexedStockList)(Stocks)</text:p>
      <text:p text:style-name="P1"><text:tab/><text:tab/>throws StocksDiscovererFault, IOException, FileNotFound</text:p>
      <text:p text:style-name="P1"><text:tab/><text:tab/>input: file list di Stocks già presenti</text:p>
      <text:p text:style-name="P1"><text:tab/><text:tab/>output: struttura dati di tipo Stocks da mergiare con quella</text:p>
      <text:p text:style-name="P1"><text:tab/><text:tab/>presente a runtime</text:p>
      <text:p text:style-name="P1"/>
      <text:p text:style-name="P1"><text:tab/>StockInstanceInterface - sta tra StocksMng ed ogni istanza di Stock</text:p>
      <text:p text:style-name="P1"/>
      <text:p text:style-name="P1"><text:tab/><text:tab/>RequestResponse: start(StockSubStruct)(void)</text:p>
      <text:p text:style-name="P1"><text:tab/><text:tab/>RequestResponse: buyStock(string)(string)</text:p>
      <text:p text:style-name="P1"><text:tab/><text:tab/>RequestResponse: sellStock(string)(string)</text:p>
      <text:p text:style-name="P1"/>
      <text:p text:style-name="P1"><text:tab/>StockToMarketCommunicationInterface - sta tra StocksMng e Market</text:p>
      <text:p text:style-name="P1"><text:soft-page-break/></text:p>
      <text:p text:style-name="P1"><text:tab/><text:tab/>RequestResponse: register(string)(string)</text:p>
      <text:p text:style-name="P1"><text:tab/><text:tab/>RequestResponse: addStock(string)(string)</text:p>
      <text:p text:style-name="P1"><text:tab/><text:tab/>RequestResponse: destroyStock(string)(string)</text:p>
      <text:p text:style-name="P1"/>
      <text:p text:style-name="P1"><text:tab/>MarketToStockCommunicationInterface - sta tra Market e StocksMng</text:p>
      <text:p text:style-name="P1"/>
      <text:p text:style-name="P1"><text:tab/><text:tab/>RequestResponse: buyStock(string)(string)</text:p>
      <text:p text:style-name="P1"><text:tab/><text:tab/>RequestResponse: sellStock(string)(string)</text:p>
      <text:p text:style-name="P1"/>
      <text:p text:style-name="P3">*****StocksLauncher.ol*****</text:p>
      <text:p text:style-name="P1"/>
      <text:p text:style-name="P1">Servizio che embedda StocksMng. Nel main fa solo una cosa: invoca l'operazione</text:p>
      <text:p text:style-name="P1">di 'discover' presso StocksMng, dalla quale scaturisce la creazione dinamica</text:p>
      <text:p text:style-name="P1">delle varie istanze di Stock</text:p>
      <text:p text:style-name="P1"/>
      <text:p text:style-name="P7">outputPort StocksMng</text:p>
      <text:p text:style-name="P1"><text:tab/>attraverso la quale invoca 'discover' presso StocksMng</text:p>
      <text:p text:style-name="P1"/>
      <text:p text:style-name="P3">*****StocksDiscoverer.ol *****</text:p>
      <text:p text:style-name="P1"/>
      <text:p text:style-name="P1">Implementa l'operazione 'discover'.</text:p>
      <text:p text:style-name="P1"/>
      <text:p text:style-name="P4">inputPort StocksDiscoverer</text:p>
      <text:p text:style-name="P1"><text:tab/>attraverso la quale espone 'discover' perchè sia invocata da StockMng</text:p>
      <text:p text:style-name="P1"/>
      <text:p text:style-name="P6">operazioni</text:p>
      <text:p text:style-name="P1"><text:tab/>-'discover' TODO</text:p>
      <text:p text:style-name="P1"/>
      <text:p text:style-name="P3">*****StocksMng.ol *****</text:p>
      <text:p text:style-name="P1"/>
      <text:p text:style-name="P1">Servizio embeddato da StocksLauncher. Servizio che embedda StocksDiscoverer.</text:p>
      <text:p text:style-name="P1">Svolge le veci di proxy tra il Market e ciascuno Stock.</text:p>
      <text:p text:style-name="P1"/>
      <text:p text:style-name="P4">inputPort StockMng</text:p>
      <text:p text:style-name="P1"><text:tab/>attraverso la quale espone 'discover' perchè sia invocata da StocksLauncher</text:p>
      <text:p text:style-name="P1"/>
      <text:p text:style-name="P7">outputPort StocksDiscoverer</text:p>
      <text:p text:style-name="P1"><text:tab/>attraverso la quale invoca 'discover' presso StocksDiscoverer</text:p>
      <text:p text:style-name="P1"/>
      <text:p text:style-name="P7">outputPort StockInstance</text:p>
      <text:p text:style-name="P1"><text:tab/>attraverso la quale invoca le operazioni di ognuna delle istanze di Stock</text:p>
      <text:p text:style-name="P1"/>
      <text:p text:style-name="P4">inputPort MarketToStockCommunication</text:p>
      <text:p text:style-name="P1"><text:tab/>attraverso la quale si espone alle richeste del Market (buy, sell, ecc..)</text:p>
      <text:p text:style-name="P1"/>
      <text:p text:style-name="P6">operazioni</text:p>
      <text:p text:style-name="P1"><text:tab/>-'buyStock' Effettua il dynamic binding con la specifica istanza di Stock</text:p>
      <text:p text:style-name="P1"><text:tab/>e invoca 'buy' presso di essa</text:p>
      <text:p text:style-name="P1"><text:tab/>-'sellStock' stub, bozza</text:p>
      <text:p text:style-name="P1"><text:tab/>-'discover' 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8T11:10:14.731811755</dc:date>
    <meta:editing-duration>PT9M26S</meta:editing-duration>
    <meta:editing-cycles>8</meta:editing-cycles>
    <meta:generator>LibreOffice/4.2.8.2$Linux_X86_64 LibreOffice_project/420m0$Build-2</meta:generator>
    <dc:creator>Pekyntosh </dc:creator>
    <meta:document-statistic meta:table-count="0" meta:image-count="0" meta:object-count="0" meta:page-count="3" meta:paragraph-count="102" meta:word-count="543" meta:character-count="4482" meta:non-whitespace-character-count="3949"/>
  </office:meta>
</office:document-meta>
</file>